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" style:parent-style-name="Standard" style:family="paragraph">
      <style:paragraph-properties fo:margin-bottom="0in" style:line-height-at-least="0.1979in" fo:background-color="#FFFFFF"/>
    </style:style>
    <style:style style:name="T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" style:parent-style-name="Standard" style:family="paragraph">
      <style:paragraph-properties fo:margin-bottom="0in" style:line-height-at-least="0.1979in" fo:background-color="#FFFFFF"/>
    </style:style>
    <style:style style:name="T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" style:parent-style-name="Standard" style:family="paragraph">
      <style:paragraph-properties fo:margin-bottom="0in" style:line-height-at-least="0.1979in" fo:background-color="#FFFFFF"/>
    </style:style>
    <style:style style:name="T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5" style:parent-style-name="Standard" style:family="paragraph">
      <style:paragraph-properties fo:margin-bottom="0in" style:line-height-at-least="0.1979in" fo:background-color="#FFFFFF"/>
    </style:style>
    <style:style style:name="T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" style:parent-style-name="Standard" style:family="paragraph">
      <style:paragraph-properties fo:margin-bottom="0in" style:line-height-at-least="0.1979in" fo:background-color="#FFFFFF"/>
    </style:style>
    <style:style style:name="T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9" style:parent-style-name="Standard" style:family="paragraph">
      <style:paragraph-properties fo:margin-bottom="0in" style:line-height-at-least="0.1979in" fo:background-color="#FFFFFF"/>
    </style:style>
    <style:style style:name="T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" style:parent-style-name="Standard" style:family="paragraph">
      <style:paragraph-properties fo:margin-bottom="0in" style:line-height-at-least="0.1979in" fo:background-color="#FFFFFF"/>
    </style:style>
    <style:style style:name="T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0" style:parent-style-name="Standard" style:family="paragraph">
      <style:paragraph-properties fo:margin-bottom="0in" style:line-height-at-least="0.1979in" fo:background-color="#FFFFFF"/>
    </style:style>
    <style:style style:name="T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3" style:parent-style-name="Standard" style:family="paragraph">
      <style:paragraph-properties fo:margin-bottom="0in" style:line-height-at-least="0.1979in" fo:background-color="#FFFFFF"/>
    </style:style>
    <style:style style:name="T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1" style:parent-style-name="Standard" style:family="paragraph">
      <style:paragraph-properties fo:margin-bottom="0in" style:line-height-at-least="0.1979in" fo:background-color="#FFFFFF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4" style:parent-style-name="Standard" style:family="paragraph">
      <style:paragraph-properties fo:margin-bottom="0in" style:line-height-at-least="0.1979in" fo:background-color="#FFFFFF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7" style:parent-style-name="Standard" style:family="paragraph">
      <style:paragraph-properties fo:margin-bottom="0in" style:line-height-at-least="0.1979in" fo:background-color="#FFFFFF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2" style:parent-style-name="Standard" style:family="paragraph">
      <style:paragraph-properties fo:margin-bottom="0in" style:line-height-at-least="0.1979in" fo:background-color="#FFFFFF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1" style:parent-style-name="Standard" style:family="paragraph">
      <style:paragraph-properties fo:margin-bottom="0in" style:line-height-at-least="0.1979in" fo:background-color="#FFFFFF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46" style:parent-style-name="Standard" style:family="paragraph">
      <style:paragraph-properties fo:margin-bottom="0in" style:line-height-at-least="0.1979in" fo:background-color="#FFFFFF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9" style:parent-style-name="Standard" style:family="paragraph">
      <style:paragraph-properties fo:margin-bottom="0in" style:line-height-at-least="0.1979in" fo:background-color="#FFFFFF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2" style:parent-style-name="Standard" style:family="paragraph">
      <style:paragraph-properties fo:margin-bottom="0in" style:line-height-at-least="0.1979in" fo:background-color="#FFFFFF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0" style:parent-style-name="Standard" style:family="paragraph">
      <style:paragraph-properties fo:margin-bottom="0in" style:line-height-at-least="0.1979in" fo:background-color="#FFFFFF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65" style:parent-style-name="Standard" style:family="paragraph">
      <style:paragraph-properties fo:margin-bottom="0in" style:line-height-at-least="0.1979in" fo:background-color="#FFFFFF"/>
    </style:style>
    <style:style style:name="T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168" style:parent-style-name="Standard" style:family="paragraph">
      <style:paragraph-properties fo:margin-bottom="0in" style:line-height-at-least="0.1979in" fo:background-color="#FFFFFF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1" style:parent-style-name="Standard" style:family="paragraph">
      <style:paragraph-properties fo:margin-bottom="0in" style:line-height-at-least="0.1979in" fo:background-color="#FFFFFF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4" style:parent-style-name="Standard" style:family="paragraph">
      <style:paragraph-properties fo:margin-bottom="0in" style:line-height-at-least="0.1979in" fo:background-color="#FFFFFF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7" style:parent-style-name="Standard" style:family="paragraph">
      <style:paragraph-properties fo:margin-bottom="0in" style:line-height-at-least="0.1979in" fo:background-color="#FFFFFF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4" style:parent-style-name="Standard" style:family="paragraph">
      <style:paragraph-properties fo:margin-bottom="0in" style:line-height-at-least="0.1979in" fo:background-color="#FFFFFF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7" style:parent-style-name="Standard" style:family="paragraph">
      <style:paragraph-properties fo:margin-bottom="0in" style:line-height-at-least="0.1979in" fo:background-color="#FFFFFF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4" style:parent-style-name="Standard" style:family="paragraph">
      <style:paragraph-properties fo:margin-bottom="0in" style:line-height-at-least="0.1979in" fo:background-color="#FFFFFF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7" style:parent-style-name="Standard" style:family="paragraph">
      <style:paragraph-properties fo:margin-bottom="0in" style:line-height-at-least="0.1979in" fo:background-color="#FFFFFF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" style:parent-style-name="Standard" style:family="paragraph">
      <style:paragraph-properties fo:margin-bottom="0in" style:line-height-at-least="0.1979in" fo:background-color="#FFFFFF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10" style:parent-style-name="Standard" style:family="paragraph">
      <style:paragraph-properties fo:margin-bottom="0in" style:line-height-at-least="0.1979in" fo:background-color="#FFFFFF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17" style:parent-style-name="Standard" style:family="paragraph">
      <style:paragraph-properties fo:margin-bottom="0in" style:line-height-at-least="0.1979in" fo:background-color="#FFFFFF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22" style:parent-style-name="Standard" style:family="paragraph">
      <style:paragraph-properties fo:margin-bottom="0in" style:line-height-at-least="0.1979in" fo:background-color="#FFFFFF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25" style:parent-style-name="Standard" style:family="paragraph">
      <style:paragraph-properties fo:margin-bottom="0in" style:line-height-at-least="0.1979in" fo:background-color="#FFFFFF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2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0" style:parent-style-name="Standard" style:family="paragraph">
      <style:paragraph-properties fo:margin-bottom="0in" style:line-height-at-least="0.1979in" fo:background-color="#FFFFFF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3" style:parent-style-name="Standard" style:family="paragraph">
      <style:paragraph-properties fo:margin-bottom="0in" style:line-height-at-least="0.1979in" fo:background-color="#FFFFFF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6" style:parent-style-name="Standard" style:family="paragraph">
      <style:paragraph-properties fo:margin-bottom="0in" style:line-height-at-least="0.1979in" fo:background-color="#FFFFFF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3" style:parent-style-name="Standard" style:family="paragraph">
      <style:paragraph-properties fo:margin-bottom="0in" style:line-height-at-least="0.1979in" fo:background-color="#FFFFFF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46" style:parent-style-name="Standard" style:family="paragraph">
      <style:paragraph-properties fo:margin-bottom="0in" style:line-height-at-least="0.1979in" fo:background-color="#FFFFFF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51" style:parent-style-name="Standard" style:family="paragraph">
      <style:paragraph-properties fo:margin-bottom="0in" style:line-height-at-least="0.1979in" fo:background-color="#FFFFFF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4" style:parent-style-name="Standard" style:family="paragraph">
      <style:paragraph-properties fo:margin-bottom="0in" style:line-height-at-least="0.1979in" fo:background-color="#FFFFFF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7" style:parent-style-name="Standard" style:family="paragraph">
      <style:paragraph-properties fo:margin-bottom="0in" style:line-height-at-least="0.1979in" fo:background-color="#FFFFFF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0" style:parent-style-name="Standard" style:family="paragraph">
      <style:paragraph-properties fo:margin-bottom="0in" style:line-height-at-least="0.1979in" fo:background-color="#FFFFFF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8" style:parent-style-name="Standard" style:family="paragraph">
      <style:paragraph-properties fo:margin-bottom="0in" style:line-height-at-least="0.1979in" fo:background-color="#FFFFFF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2" style:parent-style-name="Standard" style:family="paragraph">
      <style:paragraph-properties fo:margin-bottom="0in" style:line-height-at-least="0.1979in" fo:background-color="#FFFFFF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6" style:parent-style-name="Standard" style:family="paragraph">
      <style:paragraph-properties fo:margin-bottom="0in" style:line-height-at-least="0.1979in" fo:background-color="#FFFFFF"/>
    </style:style>
    <style:style style:name="T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0" style:parent-style-name="Standard" style:family="paragraph">
      <style:paragraph-properties fo:margin-bottom="0in" style:line-height-at-least="0.1979in" fo:background-color="#FFFFFF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34" style:parent-style-name="Standard" style:family="paragraph">
      <style:paragraph-properties fo:margin-bottom="0in" style:line-height-at-least="0.1979in" fo:background-color="#FFFFFF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48" style:parent-style-name="Standard" style:family="paragraph">
      <style:paragraph-properties fo:margin-bottom="0in" style:line-height-at-least="0.1979in" fo:background-color="#FFFFFF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62" style:parent-style-name="Standard" style:family="paragraph">
      <style:paragraph-properties fo:margin-bottom="0in" style:line-height-at-least="0.1979in" fo:background-color="#FFFFFF"/>
    </style:style>
    <style:style style:name="T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6" style:parent-style-name="Standard" style:family="paragraph">
      <style:paragraph-properties fo:margin-bottom="0in" style:line-height-at-least="0.1979in" fo:background-color="#FFFFFF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90" style:parent-style-name="Standard" style:family="paragraph">
      <style:paragraph-properties fo:margin-bottom="0in" style:line-height-at-least="0.1979in" fo:background-color="#FFFFFF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3" style:parent-style-name="Standard" style:family="paragraph">
      <style:paragraph-properties fo:margin-bottom="0in" style:line-height-at-least="0.1979in" fo:background-color="#FFFFFF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6" style:parent-style-name="Standard" style:family="paragraph">
      <style:paragraph-properties fo:margin-bottom="0in" style:line-height-at-least="0.1979in" fo:background-color="#FFFFFF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9" style:parent-style-name="Standard" style:family="paragraph">
      <style:paragraph-properties fo:margin-bottom="0in" style:line-height-at-least="0.1979in" fo:background-color="#FFFFFF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2" style:parent-style-name="Standard" style:family="paragraph">
      <style:paragraph-properties fo:margin-bottom="0in" style:line-height-at-least="0.1979in" fo:background-color="#FFFFFF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7" style:parent-style-name="Standard" style:family="paragraph">
      <style:paragraph-properties fo:margin-bottom="0in" style:line-height-at-least="0.1979in" fo:background-color="#FFFFFF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2" style:parent-style-name="Standard" style:family="paragraph">
      <style:paragraph-properties fo:margin-bottom="0in" style:line-height-at-least="0.1979in" fo:background-color="#FFFFFF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5" style:parent-style-name="Standard" style:family="paragraph">
      <style:paragraph-properties fo:margin-bottom="0in" style:line-height-at-least="0.1979in" fo:background-color="#FFFFFF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20" style:parent-style-name="Standard" style:family="paragraph">
      <style:paragraph-properties fo:margin-bottom="0in" style:line-height-at-least="0.1979in" fo:background-color="#FFFFFF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25" style:parent-style-name="Standard" style:family="paragraph">
      <style:paragraph-properties fo:margin-bottom="0in" style:line-height-at-least="0.1979in" fo:background-color="#FFFFFF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0" style:parent-style-name="Standard" style:family="paragraph">
      <style:paragraph-properties fo:margin-bottom="0in" style:line-height-at-least="0.1979in" fo:background-color="#FFFFFF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5" style:parent-style-name="Standard" style:family="paragraph">
      <style:paragraph-properties fo:margin-bottom="0in" style:line-height-at-least="0.1979in" fo:background-color="#FFFFFF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0" style:parent-style-name="Standard" style:family="paragraph">
      <style:paragraph-properties fo:margin-bottom="0in" style:line-height-at-least="0.1979in" fo:background-color="#FFFFFF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3" style:parent-style-name="Standard" style:family="paragraph">
      <style:paragraph-properties fo:margin-bottom="0in" style:line-height-at-least="0.1979in" fo:background-color="#FFFFFF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6" style:parent-style-name="Standard" style:family="paragraph">
      <style:paragraph-properties fo:margin-bottom="0in" style:line-height-at-least="0.1979in" fo:background-color="#FFFFFF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51" style:parent-style-name="Standard" style:family="paragraph">
      <style:paragraph-properties fo:margin-bottom="0in" style:line-height-at-least="0.1979in" fo:background-color="#FFFFFF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54" style:parent-style-name="Standard" style:family="paragraph">
      <style:paragraph-properties fo:margin-bottom="0in" style:line-height-at-least="0.1979in" fo:background-color="#FFFFFF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59" style:parent-style-name="Standard" style:family="paragraph">
      <style:paragraph-properties fo:margin-bottom="0in" style:line-height-at-least="0.1979in" fo:background-color="#FFFFFF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62" style:parent-style-name="Standard" style:family="paragraph">
      <style:paragraph-properties fo:margin-bottom="0in" style:line-height-at-least="0.1979in" fo:background-color="#FFFFFF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67" style:parent-style-name="Standard" style:family="paragraph">
      <style:paragraph-properties fo:margin-bottom="0in" style:line-height-at-least="0.1979in" fo:background-color="#FFFFFF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2" style:parent-style-name="Standard" style:family="paragraph">
      <style:paragraph-properties fo:margin-bottom="0in" style:line-height-at-least="0.1979in" fo:background-color="#FFFFFF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7" style:parent-style-name="Standard" style:family="paragraph">
      <style:paragraph-properties fo:margin-bottom="0in" style:line-height-at-least="0.1979in" fo:background-color="#FFFFFF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82" style:parent-style-name="Standard" style:family="paragraph">
      <style:paragraph-properties fo:margin-bottom="0in" style:line-height-at-least="0.1979in" fo:background-color="#FFFFFF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85" style:parent-style-name="Standard" style:family="paragraph">
      <style:paragraph-properties fo:margin-bottom="0in" style:line-height-at-least="0.1979in" fo:background-color="#FFFFFF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88" style:parent-style-name="Standard" style:family="paragraph">
      <style:paragraph-properties fo:margin-bottom="0in" style:line-height-at-least="0.1979in" fo:background-color="#FFFFFF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91" style:parent-style-name="Standard" style:family="paragraph">
      <style:paragraph-properties fo:margin-bottom="0in" style:line-height-at-least="0.1979in" fo:background-color="#FFFFFF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94" style:parent-style-name="Standard" style:family="paragraph">
      <style:paragraph-properties fo:margin-bottom="0in" style:line-height-at-least="0.1979in" fo:background-color="#FFFFFF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99" style:parent-style-name="Standard" style:family="paragraph">
      <style:paragraph-properties fo:margin-bottom="0in" style:line-height-at-least="0.1979in" fo:background-color="#FFFFFF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0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0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04" style:parent-style-name="Standard" style:family="paragraph">
      <style:paragraph-properties fo:margin-bottom="0in" style:line-height-at-least="0.1979in" fo:background-color="#FFFFFF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07" style:parent-style-name="Standard" style:family="paragraph">
      <style:paragraph-properties fo:margin-bottom="0in" style:line-height-at-least="0.1979in" fo:background-color="#FFFFFF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10" style:parent-style-name="Standard" style:family="paragraph">
      <style:paragraph-properties fo:margin-bottom="0in" style:line-height-at-least="0.1979in" fo:background-color="#FFFFFF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3" style:parent-style-name="Standard" style:family="paragraph">
      <style:paragraph-properties fo:margin-bottom="0in" style:line-height-at-least="0.1979in" fo:background-color="#FFFFFF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26" style:parent-style-name="Standard" style:family="paragraph">
      <style:paragraph-properties fo:margin-bottom="0in" style:line-height-at-least="0.1979in" fo:background-color="#FFFFFF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29" style:parent-style-name="Standard" style:family="paragraph">
      <style:paragraph-properties fo:margin-bottom="0in" style:line-height-at-least="0.1979in" fo:background-color="#FFFFFF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33" style:parent-style-name="Standard" style:family="paragraph">
      <style:paragraph-properties fo:margin-bottom="0in" style:line-height-at-least="0.1979in" fo:background-color="#FFFFFF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4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6" style:parent-style-name="Standard" style:family="paragraph">
      <style:paragraph-properties fo:margin-bottom="0in" style:line-height-at-least="0.1979in" fo:background-color="#FFFFFF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49" style:parent-style-name="Standard" style:family="paragraph">
      <style:paragraph-properties fo:margin-bottom="0in" style:line-height-at-least="0.1979in" fo:background-color="#FFFFFF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52" style:parent-style-name="Standard" style:family="paragraph">
      <style:paragraph-properties fo:margin-bottom="0in" style:line-height-at-least="0.1979in" fo:background-color="#FFFFFF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57" style:parent-style-name="Standard" style:family="paragraph">
      <style:paragraph-properties fo:margin-bottom="0in" style:line-height-at-least="0.1979in" fo:background-color="#FFFFFF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62" style:parent-style-name="Standard" style:family="paragraph">
      <style:paragraph-properties fo:margin-bottom="0in" style:line-height-at-least="0.1979in" fo:background-color="#FFFFFF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6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67" style:parent-style-name="Standard" style:family="paragraph">
      <style:paragraph-properties fo:margin-bottom="0in" style:line-height-at-least="0.1979in" fo:background-color="#FFFFFF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70" style:parent-style-name="Standard" style:family="paragraph">
      <style:paragraph-properties fo:margin-bottom="0in" style:line-height-at-least="0.1979in" fo:background-color="#FFFFFF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73" style:parent-style-name="Standard" style:family="paragraph">
      <style:paragraph-properties fo:margin-bottom="0in" style:line-height-at-least="0.1979in" fo:background-color="#FFFFFF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76" style:parent-style-name="Standard" style:family="paragraph">
      <style:paragraph-properties fo:margin-bottom="0in" style:line-height-at-least="0.1979in" fo:background-color="#FFFFFF"/>
    </style:style>
    <style:style style:name="T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79" style:parent-style-name="Standard" style:family="paragraph">
      <style:paragraph-properties fo:margin-bottom="0in" style:line-height-at-least="0.1979in" fo:background-color="#FFFFFF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2" style:parent-style-name="Standard" style:family="paragraph">
      <style:paragraph-properties fo:margin-bottom="0in" style:line-height-at-least="0.1979in" fo:background-color="#FFFFFF"/>
    </style:style>
    <style:style style:name="T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5" style:parent-style-name="Standard" style:family="paragraph">
      <style:paragraph-properties fo:margin-bottom="0in" style:line-height-at-least="0.1979in" fo:background-color="#FFFFFF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7" style:parent-style-name="Standard" style:family="paragraph">
      <style:paragraph-properties fo:margin-bottom="0in" style:line-height-at-least="0.1979in" fo:background-color="#FFFFFF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2" style:parent-style-name="Standard" style:family="paragraph">
      <style:paragraph-properties fo:margin-bottom="0in" style:line-height-at-least="0.1979in" fo:background-color="#FFFFFF"/>
    </style:style>
    <style:style style:name="T5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6" style:parent-style-name="Standard" style:family="paragraph">
      <style:paragraph-properties fo:margin-bottom="0in" style:line-height-at-least="0.1979in" fo:background-color="#FFFFFF"/>
    </style:style>
    <style:style style:name="T5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0" style:parent-style-name="Standard" style:family="paragraph">
      <style:paragraph-properties fo:margin-bottom="0in" style:line-height-at-least="0.1979in" fo:background-color="#FFFFFF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2" style:parent-style-name="Standard" style:family="paragraph">
      <style:paragraph-properties fo:margin-bottom="0in" style:line-height-at-least="0.1979in" fo:background-color="#FFFFFF"/>
    </style:style>
    <style:style style:name="T6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7" style:parent-style-name="Standard" style:family="paragraph">
      <style:paragraph-properties fo:margin-bottom="0in" style:line-height-at-least="0.1979in" fo:background-color="#FFFFFF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1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20" style:parent-style-name="Standard" style:family="paragraph">
      <style:paragraph-properties fo:margin-bottom="0in" style:line-height-at-least="0.1979in" fo:background-color="#FFFFFF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25" style:parent-style-name="Standard" style:family="paragraph">
      <style:paragraph-properties fo:margin-bottom="0in" style:line-height-at-least="0.1979in" fo:background-color="#FFFFFF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28" style:parent-style-name="Standard" style:family="paragraph">
      <style:paragraph-properties fo:margin-bottom="0in" style:line-height-at-least="0.1979in" fo:background-color="#FFFFFF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34" style:parent-style-name="Standard" style:family="paragraph">
      <style:paragraph-properties fo:margin-bottom="0in" style:line-height-at-least="0.1979in" fo:background-color="#FFFFFF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0" style:parent-style-name="Standard" style:family="paragraph">
      <style:paragraph-properties fo:margin-bottom="0in" style:line-height-at-least="0.1979in" fo:background-color="#FFFFFF"/>
    </style:style>
    <style:style style:name="T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6" style:parent-style-name="Standard" style:family="paragraph">
      <style:paragraph-properties fo:margin-bottom="0in" style:line-height-at-least="0.1979in" fo:background-color="#FFFFFF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5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53" style:parent-style-name="Standard" style:family="paragraph">
      <style:paragraph-properties fo:margin-bottom="0in" style:line-height-at-least="0.1979in" fo:background-color="#FFFFFF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5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div</text:span><text:span text:style-name="T6"><text:s/></text:span><text:span text:style-name="T7">style</text:span><text:span text:style-name="T8">="</text:span><text:span text:style-name="T9">padding</text:span><text:span text:style-name="T10">:<text:s/></text:span><text:span text:style-name="T11">10px</text:span><text:span text:style-name="T12">;<text:s/></text:span><text:span text:style-name="T13">padding-bottom</text:span><text:span text:style-name="T14">:<text:s/></text:span><text:span text:style-name="T15">30px</text:span><text:span text:style-name="T16">"</text:span><text:span text:style-name="T17">&gt;</text:span></text:p>
      <text:p text:style-name="P18"><text:span text:style-name="T19">   <text:s/></text:span><text:span text:style-name="T20">&lt;div</text:span><text:span text:style-name="T21"><text:s/></text:span><text:span text:style-name="T22">class</text:span><text:span text:style-name="T23">=</text:span><text:span text:style-name="T24">"inline-container"</text:span><text:span text:style-name="T25"><text:s/></text:span><text:span text:style-name="T26">style</text:span><text:span text:style-name="T27">="</text:span><text:span text:style-name="T28">margin-left</text:span><text:span text:style-name="T29">:<text:s/></text:span><text:span text:style-name="T30">20px</text:span><text:span text:style-name="T31">"</text:span><text:span text:style-name="T32">&gt;</text:span></text:p>
      <text:p text:style-name="P33"><text:span text:style-name="T34">     <text:s/></text:span><text:span text:style-name="T35">&lt;div</text:span><text:span text:style-name="T36"><text:s/></text:span><text:span text:style-name="T37">style</text:span><text:span text:style-name="T38">="</text:span><text:span text:style-name="T39">margin-right</text:span><text:span text:style-name="T40">:<text:s/></text:span><text:span text:style-name="T41">50px</text:span><text:span text:style-name="T42">"</text:span><text:span text:style-name="T43">&gt;</text:span></text:p>
      <text:p text:style-name="P44"><text:span text:style-name="T45">       <text:s/></text:span><text:span text:style-name="T46">&lt;b&gt;</text:span><text:span text:style-name="T47">Status:</text:span><text:span text:style-name="T48">&lt;/b&gt;&lt;span&gt;</text:span><text:span text:style-name="T49"><text:s/>{{<text:s/></text:span><text:span text:style-name="T50">input</text:span><text:span text:style-name="T51">[</text:span><text:span text:style-name="T52">0</text:span><text:span text:style-name="T53">] }}</text:span><text:span text:style-name="T54">&lt;/span&gt;</text:span></text:p>
      <text:p text:style-name="P55"><text:span text:style-name="T56">     <text:s/></text:span><text:span text:style-name="T57">&lt;/div&gt;</text:span></text:p>
      <text:p text:style-name="P58"><text:span text:style-name="T59">     <text:s/></text:span><text:span text:style-name="T60">&lt;div</text:span><text:span text:style-name="T61"><text:s/></text:span><text:span text:style-name="T62">style</text:span><text:span text:style-name="T63">="</text:span><text:span text:style-name="T64">margin-right</text:span><text:span text:style-name="T65">:<text:s/></text:span><text:span text:style-name="T66">50px</text:span><text:span text:style-name="T67">"</text:span><text:span text:style-name="T68">&gt;</text:span></text:p>
      <text:p text:style-name="P69"><text:span text:style-name="T70">       <text:s/></text:span><text:span text:style-name="T71">&lt;b&gt;</text:span><text:span text:style-name="T72">Versandzeitpunkt:</text:span><text:span text:style-name="T73">&lt;/b&gt;</text:span><text:span text:style-name="T74"><text:s/></text:span><text:span text:style-name="T75">&lt;span</text:span><text:span text:style-name="T76"><text:s/></text:span><text:span text:style-name="T77">class</text:span><text:span text:style-name="T78">=</text:span><text:span text:style-name="T79">"normal-text"</text:span><text:span text:style-name="T80">&gt;</text:span><text:span text:style-name="T81">{{<text:s/></text:span><text:span text:style-name="T82">input</text:span><text:span text:style-name="T83">[</text:span><text:span text:style-name="T84">1</text:span><text:span text:style-name="T85">] }}</text:span><text:span text:style-name="T86">&lt;/span&gt;</text:span></text:p>
      <text:p text:style-name="P87"><text:span text:style-name="T88">     <text:s/></text:span><text:span text:style-name="T89">&lt;/div&gt;</text:span></text:p>
      <text:p text:style-name="P90"><text:span text:style-name="T91">     <text:s/></text:span><text:span text:style-name="T92">&lt;div&gt;</text:span></text:p>
      <text:p text:style-name="P93"><text:span text:style-name="T94">       <text:s/></text:span><text:span text:style-name="T95">&lt;b&gt;</text:span><text:span text:style-name="T96">Termin/-serie:</text:span><text:span text:style-name="T97">&lt;/b&gt;</text:span><text:span text:style-name="T98"><text:s/></text:span><text:span text:style-name="T99">&lt;span</text:span><text:span text:style-name="T100"><text:s/></text:span><text:span text:style-name="T101">class</text:span><text:span text:style-name="T102">=</text:span><text:span text:style-name="T103">"normal-text"</text:span><text:span text:style-name="T104">&gt;</text:span><text:span text:style-name="T105">{{<text:s/></text:span><text:span text:style-name="T106">input</text:span><text:span text:style-name="T107">[</text:span><text:span text:style-name="T108">2</text:span><text:span text:style-name="T109">] }}</text:span><text:span text:style-name="T110">&lt;/span&gt;</text:span></text:p>
      <text:p text:style-name="P111"><text:span text:style-name="T112">     <text:s/></text:span><text:span text:style-name="T113">&lt;/div&gt;</text:span></text:p>
      <text:p text:style-name="P114"><text:span text:style-name="T115">   <text:s/></text:span><text:span text:style-name="T116">&lt;/div&gt;</text:span></text:p>
      <text:p text:style-name="P117"><text:span text:style-name="T118">   <text:s/></text:span><text:span text:style-name="T119">&lt;div</text:span><text:span text:style-name="T120"><text:s/></text:span><text:span text:style-name="T121">class</text:span><text:span text:style-name="T122">=</text:span><text:span text:style-name="T123">"inline-container"</text:span><text:span text:style-name="T124"><text:s/></text:span><text:span text:style-name="T125">style</text:span><text:span text:style-name="T126">="</text:span><text:span text:style-name="T127">margin-left</text:span><text:span text:style-name="T128">:<text:s/></text:span><text:span text:style-name="T129">20px</text:span><text:span text:style-name="T130">"</text:span><text:span text:style-name="T131">&gt;</text:span></text:p>
      <text:p text:style-name="P132"><text:span text:style-name="T133">     <text:s/></text:span><text:span text:style-name="T134">&lt;scale-icon-communication-email</text:span><text:span text:style-name="T135"><text:s/></text:span><text:span text:style-name="T136">accessibility-title</text:span><text:span text:style-name="T137">=</text:span><text:span text:style-name="T138">"email"</text:span><text:span text:style-name="T139"><text:s/></text:span><text:span text:style-name="T140">/&gt;</text:span></text:p>
      <text:p text:style-name="P141"><text:span text:style-name="T142">     <text:s/></text:span><text:span text:style-name="T143">&lt;h2&gt;</text:span><text:span text:style-name="T144">E-Mail Vorschau</text:span><text:span text:style-name="T145">&lt;/h2&gt;</text:span></text:p>
      <text:p text:style-name="P146"><text:span text:style-name="T147">   <text:s/></text:span><text:span text:style-name="T148">&lt;/div&gt;</text:span></text:p>
      <text:p text:style-name="P149"><text:span text:style-name="T150">   <text:s/></text:span><text:span text:style-name="T151">&lt;scale-notification</text:span></text:p>
      <text:p text:style-name="P152"><text:span text:style-name="T153">     <text:s/></text:span><text:span text:style-name="T154">style</text:span><text:span text:style-name="T155">="</text:span><text:span text:style-name="T156">margin-bottom</text:span><text:span text:style-name="T157">:<text:s/></text:span><text:span text:style-name="T158">20px</text:span><text:span text:style-name="T159">"</text:span></text:p>
      <text:p text:style-name="P160"><text:span text:style-name="T161">     <text:s/></text:span><text:span text:style-name="T162">heading</text:span><text:span text:style-name="T163">=</text:span><text:span text:style-name="T164">"Hinweis: Die E-Mail-Vorschau zeigt Informationen auf Basis der aktuellen Daten (aktuelle Nutzer*in und aktuell offene Maßnahmen) an."</text:span></text:p>
      <text:p text:style-name="P165"><text:span text:style-name="T166">     <text:s/></text:span><text:span text:style-name="T167">opened</text:span></text:p>
      <text:p text:style-name="P168"><text:span text:style-name="T169">   <text:s/></text:span><text:span text:style-name="T170">/&gt;</text:span></text:p>
      <text:p text:style-name="P171"><text:span text:style-name="T172">   <text:s/></text:span><text:span text:style-name="T173">&lt;div&gt;</text:span></text:p>
      <text:p text:style-name="P174"><text:span text:style-name="T175">     <text:s/></text:span><text:span text:style-name="T176">&lt;scale-card&gt;</text:span></text:p>
      <text:p text:style-name="P177"><text:span text:style-name="T178">       <text:s/></text:span><text:span text:style-name="T179">&lt;div&gt;&lt;b&gt;</text:span><text:span text:style-name="T180">Von:</text:span><text:span text:style-name="T181">&lt;/b&gt;</text:span><text:span text:style-name="T182"><text:s/>Shopfloor WebApp "no-reply.shopfloor-webapp@telekom.de"</text:span><text:span text:style-name="T183">&lt;/div&gt;</text:span></text:p>
      <text:p text:style-name="P184"><text:span text:style-name="T185">       <text:s/></text:span><text:span text:style-name="T186">&lt;div&gt;</text:span></text:p>
      <text:p text:style-name="P187"><text:span text:style-name="T188">         <text:s/></text:span><text:span text:style-name="T189">&lt;b&gt;</text:span><text:span text:style-name="T190">AN:</text:span><text:span text:style-name="T191">&lt;/b&gt;</text:span></text:p>
      <text:p text:style-name="P192">          Max Mustermann (max.mustermann@telekom.de), Marina Musterfrau</text:p>
      <text:p text:style-name="P193">          (marina.musterfrau@telekom.de)...</text:p>
      <text:p text:style-name="P194"><text:span text:style-name="T195">       <text:s/></text:span><text:span text:style-name="T196">&lt;/div&gt;</text:span></text:p>
      <text:p text:style-name="P197"><text:span text:style-name="T198">       <text:s/></text:span><text:span text:style-name="T199">&lt;div&gt;&lt;b&gt;</text:span><text:span text:style-name="T200">CC:</text:span><text:span text:style-name="T201">&lt;/b&gt;</text:span><text:span text:style-name="T202"><text:s/>Stefan Mustermann (stefan.mustermann@telekom.de)</text:span><text:span text:style-name="T203">&lt;/div&gt;</text:span></text:p>
      <text:p text:style-name="P204"/>
      <text:p text:style-name="P205"><text:span text:style-name="T206">       <text:s/></text:span><text:span text:style-name="T207">&lt;scale-divider</text:span><text:span text:style-name="T208"><text:s/></text:span><text:span text:style-name="T209">/&gt;</text:span></text:p>
      <text:p text:style-name="P210"><text:span text:style-name="T211">       <text:s/></text:span><text:span text:style-name="T212">&lt;div&gt;&lt;b&gt;</text:span><text:span text:style-name="T213">Betreff:</text:span><text:span text:style-name="T214">&lt;/b&gt;</text:span><text:span text:style-name="T215"><text:s/>Shopfloor Maßnahmen PTI 31</text:span><text:span text:style-name="T216">&lt;/div&gt;</text:span></text:p>
      <text:p text:style-name="P217"><text:span text:style-name="T218">       <text:s/></text:span><text:span text:style-name="T219">&lt;scale-divider</text:span><text:span text:style-name="T220"><text:s/></text:span><text:span text:style-name="T221">/&gt;</text:span></text:p>
      <text:p text:style-name="P222"><text:span text:style-name="T223">       <text:s/></text:span><text:span text:style-name="T224">&lt;div&gt;</text:span></text:p>
      <text:p text:style-name="P225"><text:span text:style-name="T226">         <text:s/></text:span><text:span text:style-name="T227">&lt;p&gt;</text:span></text:p>
      <text:p text:style-name="P228">            ---- Diese E-Mail wurde von einer E-Mail-Adresse versendet, die ausschließlich für</text:p>
      <text:p text:style-name="P229">            Benachrichtigungen genutzt wird und keine E-Mails empfangen kann. ---</text:p>
      <text:p text:style-name="P230"><text:span text:style-name="T231">         <text:s/></text:span><text:span text:style-name="T232">&lt;/p&gt;</text:span></text:p>
      <text:p text:style-name="P233"><text:span text:style-name="T234">         <text:s/></text:span><text:span text:style-name="T235">&lt;p&gt;</text:span></text:p>
      <text:p text:style-name="P236"><text:span text:style-name="T237">            Liebe Kolleginnen und Kollegen, aktuell gibt es insgesamt<text:s/></text:span><text:span text:style-name="T238">&lt;b&gt;</text:span><text:span text:style-name="T239">5</text:span><text:span text:style-name="T240">&lt;/b&gt;</text:span><text:span text:style-name="T241"><text:s/>offene</text:span></text:p>
      <text:p text:style-name="P242">            Shopfloor-Maßnahmen in der OrgE "Ost - PTI 12"</text:p>
      <text:p text:style-name="P243"><text:span text:style-name="T244">         <text:s/></text:span><text:span text:style-name="T245">&lt;/p&gt;</text:span></text:p>
      <text:p text:style-name="P246"><text:span text:style-name="T247">         <text:s/></text:span><text:span text:style-name="T248">&lt;p&gt;</text:span><text:span text:style-name="T249">Aktuell liegen für folgende OrgE/Mitarbeiter*innen offene Maßnahmen vor:</text:span><text:span text:style-name="T250">&lt;/p&gt;</text:span></text:p>
      <text:p text:style-name="P251"><text:span text:style-name="T252">         <text:s/></text:span><text:span text:style-name="T253">&lt;scale-table</text:span><text:span text:style-name="T254"><text:s/></text:span><text:span text:style-name="T255">striped</text:span><text:span text:style-name="T256"><text:s/></text:span><text:span text:style-name="T257">style</text:span><text:span text:style-name="T258">="</text:span><text:span text:style-name="T259">margin-bottom</text:span><text:span text:style-name="T260">:<text:s/></text:span><text:span text:style-name="T261">20px</text:span><text:span text:style-name="T262">"</text:span><text:span text:style-name="T263">&gt;</text:span></text:p>
      <text:p text:style-name="P264"><text:span text:style-name="T265">           <text:s/></text:span><text:span text:style-name="T266">&lt;table&gt;</text:span></text:p>
      <text:p text:style-name="P267"><text:span text:style-name="T268">             <text:s/></text:span><text:span text:style-name="T269">&lt;thead&gt;</text:span></text:p>
      <text:p text:style-name="P270"><text:span text:style-name="T271">               <text:s/></text:span><text:span text:style-name="T272">&lt;tr</text:span><text:span text:style-name="T273"><text:s/></text:span><text:span text:style-name="T274">aria-disabled</text:span><text:span text:style-name="T275">=</text:span><text:span text:style-name="T276">"true"</text:span><text:span text:style-name="T277">&gt;</text:span></text:p>
      <text:p text:style-name="P278"><text:span text:style-name="T279">                 <text:s/></text:span><text:span text:style-name="T280">&lt;th</text:span><text:span text:style-name="T281"><text:s/></text:span><text:span text:style-name="T282">tabindex</text:span><text:span text:style-name="T283">=</text:span><text:span text:style-name="T284">"0"</text:span><text:span text:style-name="T285"><text:s/></text:span><text:span text:style-name="T286">id</text:span><text:span text:style-name="T287">=</text:span><text:span text:style-name="T288">"lfdnr"</text:span><text:span text:style-name="T289">&gt;</text:span><text:span text:style-name="T290">Lfd.Nr.</text:span><text:span text:style-name="T291">&lt;/th&gt;</text:span></text:p>
      <text:p text:style-name="P292"><text:span text:style-name="T293">                 <text:s/></text:span><text:span text:style-name="T294">&lt;th</text:span><text:span text:style-name="T295"><text:s/></text:span><text:span text:style-name="T296">tabindex</text:span><text:span text:style-name="T297">=</text:span><text:span text:style-name="T298">"0"</text:span><text:span text:style-name="T299"><text:s/></text:span><text:span text:style-name="T300">id</text:span><text:span text:style-name="T301">=</text:span><text:span text:style-name="T302">"modul"</text:span><text:span text:style-name="T303">&gt;</text:span><text:span text:style-name="T304">Modul</text:span><text:span text:style-name="T305">&lt;/th&gt;</text:span></text:p>
      <text:p text:style-name="P306"><text:span text:style-name="T307">                 <text:s/></text:span><text:span text:style-name="T308">&lt;th</text:span><text:span text:style-name="T309"><text:s/></text:span><text:span text:style-name="T310">tabindex</text:span><text:span text:style-name="T311">=</text:span><text:span text:style-name="T312">"0"</text:span><text:span text:style-name="T313"><text:s/></text:span><text:span text:style-name="T314">id</text:span><text:span text:style-name="T315">=</text:span><text:span text:style-name="T316">"themenblock"</text:span><text:span text:style-name="T317">&gt;</text:span><text:span text:style-name="T318">Themenblock</text:span><text:span text:style-name="T319">&lt;/th&gt;</text:span></text:p>
      <text:p text:style-name="P320"><text:span text:style-name="T321">                 <text:s/></text:span><text:span text:style-name="T322">&lt;th</text:span><text:span text:style-name="T323"><text:s/></text:span><text:span text:style-name="T324">tabindex</text:span><text:span text:style-name="T325">=</text:span><text:span text:style-name="T326">"0"</text:span><text:span text:style-name="T327"><text:s/></text:span><text:span text:style-name="T328">id</text:span><text:span text:style-name="T329">=</text:span><text:span text:style-name="T330">"kennzahl"</text:span><text:span text:style-name="T331">&gt;</text:span><text:span text:style-name="T332">Kennzahl</text:span><text:span text:style-name="T333">&lt;/th&gt;</text:span></text:p>
      <text:p text:style-name="P334"><text:span text:style-name="T335">                 <text:s/></text:span><text:span text:style-name="T336">&lt;th</text:span><text:span text:style-name="T337"><text:s/></text:span><text:span text:style-name="T338">tabindex</text:span><text:span text:style-name="T339">=</text:span><text:span text:style-name="T340">"0"</text:span><text:span text:style-name="T341"><text:s/></text:span><text:span text:style-name="T342">id</text:span><text:span text:style-name="T343">=</text:span><text:span text:style-name="T344">"beschreibung"</text:span><text:span text:style-name="T345">&gt;</text:span><text:span text:style-name="T346">Beschreibung</text:span><text:span text:style-name="T347">&lt;/th&gt;</text:span></text:p>
      <text:p text:style-name="P348"><text:span text:style-name="T349">                 <text:s/></text:span><text:span text:style-name="T350">&lt;th</text:span><text:span text:style-name="T351"><text:s/></text:span><text:span text:style-name="T352">tabindex</text:span><text:span text:style-name="T353">=</text:span><text:span text:style-name="T354">"0"</text:span><text:span text:style-name="T355"><text:s/></text:span><text:span text:style-name="T356">id</text:span><text:span text:style-name="T357">=</text:span><text:span text:style-name="T358">"verantworlicher"</text:span><text:span text:style-name="T359">&gt;</text:span><text:span text:style-name="T360">Verantwortlicher</text:span><text:span text:style-name="T361">&lt;/th&gt;</text:span></text:p>
      <text:p text:style-name="P362"><text:span text:style-name="T363">                 <text:s/></text:span><text:span text:style-name="T364">&lt;th</text:span><text:span text:style-name="T365"><text:s/></text:span><text:span text:style-name="T366">tabindex</text:span><text:span text:style-name="T367">=</text:span><text:span text:style-name="T368">"0"</text:span><text:span text:style-name="T369"><text:s/></text:span><text:span text:style-name="T370">id</text:span><text:span text:style-name="T371">=</text:span><text:span text:style-name="T372">"orgE"</text:span><text:span text:style-name="T373">&gt;</text:span><text:span text:style-name="T374">OrgE</text:span><text:span text:style-name="T375">&lt;/th&gt;</text:span></text:p>
      <text:p text:style-name="P376"><text:span text:style-name="T377">                 <text:s/></text:span><text:span text:style-name="T378">&lt;th</text:span><text:span text:style-name="T379"><text:s/></text:span><text:span text:style-name="T380">tabindex</text:span><text:span text:style-name="T381">=</text:span><text:span text:style-name="T382">"0"</text:span><text:span text:style-name="T383"><text:s/></text:span><text:span text:style-name="T384">id</text:span><text:span text:style-name="T385">=</text:span><text:span text:style-name="T386">"zieltermin"</text:span><text:span text:style-name="T387">&gt;</text:span><text:span text:style-name="T388">Zieltermin</text:span><text:span text:style-name="T389">&lt;/th&gt;</text:span></text:p>
      <text:p text:style-name="P390"><text:span text:style-name="T391">               <text:s/></text:span><text:span text:style-name="T392">&lt;/tr&gt;</text:span></text:p>
      <text:p text:style-name="P393"><text:span text:style-name="T394">             <text:s/></text:span><text:span text:style-name="T395">&lt;/thead&gt;</text:span></text:p>
      <text:p text:style-name="P396"><text:span text:style-name="T397">             <text:s/></text:span><text:span text:style-name="T398">&lt;tbody&gt;</text:span></text:p>
      <text:p text:style-name="P399"><text:span text:style-name="T400">               <text:s/></text:span><text:span text:style-name="T401">&lt;tr&gt;</text:span></text:p>
      <text:p text:style-name="P402"><text:span text:style-name="T403">                 <text:s/></text:span><text:span text:style-name="T404">&lt;td&gt;</text:span><text:span text:style-name="T405">10</text:span><text:span text:style-name="T406">&lt;/td&gt;</text:span></text:p>
      <text:p text:style-name="P407"><text:span text:style-name="T408">                 <text:s/></text:span><text:span text:style-name="T409">&lt;td&gt;</text:span><text:span text:style-name="T410">Ablieferung</text:span><text:span text:style-name="T411">&lt;/td&gt;</text:span></text:p>
      <text:p text:style-name="P412"><text:span text:style-name="T413">                 <text:s/></text:span><text:span text:style-name="T414">&lt;td&gt;&lt;/td&gt;</text:span></text:p>
      <text:p text:style-name="P415"><text:span text:style-name="T416">                 <text:s/></text:span><text:span text:style-name="T417">&lt;td&gt;</text:span><text:span text:style-name="T418">SF-A-500</text:span><text:span text:style-name="T419">&lt;/td&gt;</text:span></text:p>
      <text:p text:style-name="P420"><text:span text:style-name="T421">                 <text:s/></text:span><text:span text:style-name="T422">&lt;td&gt;</text:span><text:span text:style-name="T423">Analyse der Schlechtfälle</text:span><text:span text:style-name="T424">&lt;/td&gt;</text:span></text:p>
      <text:p text:style-name="P425"><text:span text:style-name="T426">                 <text:s/></text:span><text:span text:style-name="T427">&lt;td&gt;</text:span><text:span text:style-name="T428">Max Mustermann</text:span><text:span text:style-name="T429">&lt;/td&gt;</text:span></text:p>
      <text:p text:style-name="P430"><text:span text:style-name="T431">                 <text:s/></text:span><text:span text:style-name="T432">&lt;td&gt;</text:span><text:span text:style-name="T433">ÜS 1</text:span><text:span text:style-name="T434">&lt;/td&gt;</text:span></text:p>
      <text:p text:style-name="P435"><text:span text:style-name="T436">                 <text:s/></text:span><text:span text:style-name="T437">&lt;td&gt;</text:span><text:span text:style-name="T438">28.07.2023</text:span><text:span text:style-name="T439">&lt;/td&gt;</text:span></text:p>
      <text:p text:style-name="P440"><text:span text:style-name="T441">               <text:s/></text:span><text:span text:style-name="T442">&lt;/tr&gt;</text:span></text:p>
      <text:p text:style-name="P443"><text:span text:style-name="T444">               <text:s/></text:span><text:span text:style-name="T445">&lt;tr&gt;</text:span></text:p>
      <text:p text:style-name="P446"><text:span text:style-name="T447">                 <text:s/></text:span><text:span text:style-name="T448">&lt;td&gt;</text:span><text:span text:style-name="T449">15</text:span><text:span text:style-name="T450">&lt;/td&gt;</text:span></text:p>
      <text:p text:style-name="P451"><text:span text:style-name="T452">                 <text:s/></text:span><text:span text:style-name="T453">&lt;td&gt;&lt;/td&gt;</text:span></text:p>
      <text:p text:style-name="P454"><text:span text:style-name="T455">                 <text:s/></text:span><text:span text:style-name="T456">&lt;td&gt;</text:span><text:span text:style-name="T457">Ü-Wege</text:span><text:span text:style-name="T458">&lt;/td&gt;</text:span></text:p>
      <text:p text:style-name="P459"><text:span text:style-name="T460">                 <text:s/></text:span><text:span text:style-name="T461">&lt;td&gt;&lt;/td&gt;</text:span></text:p>
      <text:p text:style-name="P462"><text:span text:style-name="T463">                 <text:s/></text:span><text:span text:style-name="T464">&lt;td&gt;</text:span><text:span text:style-name="T465">Absprache zwischen Teamleiter und Ressortleitung</text:span><text:span text:style-name="T466">&lt;/td&gt;</text:span></text:p>
      <text:p text:style-name="P467"><text:span text:style-name="T468">                 <text:s/></text:span><text:span text:style-name="T469">&lt;td&gt;</text:span><text:span text:style-name="T470">Max Mustermann</text:span><text:span text:style-name="T471">&lt;/td&gt;</text:span></text:p>
      <text:p text:style-name="P472"><text:span text:style-name="T473">                 <text:s/></text:span><text:span text:style-name="T474">&lt;td&gt;</text:span><text:span text:style-name="T475">PL</text:span><text:span text:style-name="T476">&lt;/td&gt;</text:span></text:p>
      <text:p text:style-name="P477"><text:span text:style-name="T478">                 <text:s/></text:span><text:span text:style-name="T479">&lt;td&gt;</text:span><text:span text:style-name="T480">04.08.2023</text:span><text:span text:style-name="T481">&lt;/td&gt;</text:span></text:p>
      <text:p text:style-name="P482"><text:span text:style-name="T483">               <text:s/></text:span><text:span text:style-name="T484">&lt;/tr&gt;</text:span></text:p>
      <text:p text:style-name="P485"><text:span text:style-name="T486">             <text:s/></text:span><text:span text:style-name="T487">&lt;/tbody&gt;</text:span></text:p>
      <text:p text:style-name="P488"><text:span text:style-name="T489">           <text:s/></text:span><text:span text:style-name="T490">&lt;/table&gt;</text:span></text:p>
      <text:p text:style-name="P491"><text:span text:style-name="T492">         <text:s/></text:span><text:span text:style-name="T493">&lt;/scale-table&gt;</text:span></text:p>
      <text:p text:style-name="P494"><text:span text:style-name="T495">         <text:s/></text:span><text:span text:style-name="T496">&lt;p&gt;</text:span><text:span text:style-name="T497">Bitte beachte die Terminstellung der offenen Maßnahmen.</text:span><text:span text:style-name="T498">&lt;/p&gt;</text:span></text:p>
      <text:p text:style-name="P499"><text:span text:style-name="T500">         <text:s/></text:span><text:span text:style-name="T501">&lt;p&gt;</text:span></text:p>
      <text:p text:style-name="P502">            Weitere Details zu den Maßnahmen sind, nach erfolgreicher Anmeldung, auf der Seite der</text:p>
      <text:p text:style-name="P503">            Shopfloor-WebApp einzusehen.</text:p>
      <text:p text:style-name="P504"><text:span text:style-name="T505">         <text:s/></text:span><text:span text:style-name="T506">&lt;/p&gt;</text:span></text:p>
      <text:p text:style-name="P507"><text:span text:style-name="T508">         <text:s/></text:span><text:span text:style-name="T509">&lt;p&gt;</text:span></text:p>
      <text:p text:style-name="P510"><text:span text:style-name="T511">           <text:s/></text:span><text:span text:style-name="T512">&lt;a</text:span><text:span text:style-name="T513"><text:s/></text:span><text:span text:style-name="T514">href</text:span><text:span text:style-name="T515">=</text:span><text:span text:style-name="T516">"https://shopfloor-portal.telekom.de/information/massnahmen"</text:span><text:span text:style-name="T517"><text:s/></text:span><text:span text:style-name="T518">target</text:span><text:span text:style-name="T519">=</text:span><text:span text:style-name="T520">"_blank"</text:span><text:span text:style-name="T521">&gt;</text:span></text:p>
      <text:p text:style-name="P522">              https://shopfloor-portal.telekom.de/information/massnahmen</text:p>
      <text:p text:style-name="P523"><text:span text:style-name="T524">           <text:s/></text:span><text:span text:style-name="T525">&lt;/a&gt;</text:span></text:p>
      <text:p text:style-name="P526"><text:span text:style-name="T527">         <text:s/></text:span><text:span text:style-name="T528">&lt;/p&gt;</text:span></text:p>
      <text:p text:style-name="P529"><text:span text:style-name="T530">         <text:s/></text:span><text:span text:style-name="T531">&lt;p&gt;</text:span></text:p>
      <text:p text:style-name="P532">            Weitere Informationen zur Shopfloor WebApp sind unter dem nachfolgenden Link zu finden:</text:p>
      <text:p text:style-name="P533"><text:span text:style-name="T534">           <text:s/></text:span><text:span text:style-name="T535">&lt;a</text:span><text:span text:style-name="T536"><text:s/></text:span><text:span text:style-name="T537">href</text:span><text:span text:style-name="T538">=</text:span><text:span text:style-name="T539">"https://shopfloor-portal.telekom.de"</text:span><text:span text:style-name="T540"><text:s/></text:span><text:span text:style-name="T541">target</text:span><text:span text:style-name="T542">=</text:span><text:span text:style-name="T543">"_blank"</text:span><text:span text:style-name="T544">&gt;</text:span></text:p>
      <text:p text:style-name="P545">              https://shopfloor-portal.telekom.de</text:p>
      <text:p text:style-name="P546"><text:span text:style-name="T547">           <text:s/></text:span><text:span text:style-name="T548">&lt;/a&gt;</text:span></text:p>
      <text:p text:style-name="P549"><text:span text:style-name="T550">         <text:s/></text:span><text:span text:style-name="T551">&lt;/p&gt;</text:span></text:p>
      <text:p text:style-name="P552"><text:span text:style-name="T553">         <text:s/></text:span><text:span text:style-name="T554">&lt;p&gt;</text:span><text:span text:style-name="T555">Mit freundlichen Grüßen</text:span><text:span text:style-name="T556">&lt;/p&gt;</text:span></text:p>
      <text:p text:style-name="P557"><text:span text:style-name="T558">         <text:s/></text:span><text:span text:style-name="T559">&lt;p&gt;</text:span><text:span text:style-name="T560">Euer Shopfloor WebApp Team</text:span><text:span text:style-name="T561">&lt;/p&gt;</text:span></text:p>
      <text:p text:style-name="P562"><text:span text:style-name="T563">         <text:s/></text:span><text:span text:style-name="T564">&lt;p&gt;</text:span></text:p>
      <text:p text:style-name="P565">            ---- Diese E-Mail wurde von einer E-Mail-Adresse versendet, die ausschließlich für</text:p>
      <text:p text:style-name="P566">            Benachrichtigungen genutzt wird und keine E-Mails empfangen kann. ---</text:p>
      <text:p text:style-name="P567"><text:span text:style-name="T568">         <text:s/></text:span><text:span text:style-name="T569">&lt;/p&gt;</text:span></text:p>
      <text:p text:style-name="P570"><text:span text:style-name="T571">       <text:s/></text:span><text:span text:style-name="T572">&lt;/div&gt;</text:span></text:p>
      <text:p text:style-name="P573"><text:span text:style-name="T574">     <text:s/></text:span><text:span text:style-name="T575">&lt;/scale-card&gt;</text:span></text:p>
      <text:p text:style-name="P576"><text:span text:style-name="T577">   <text:s/></text:span><text:span text:style-name="T578">&lt;/div&gt;</text:span></text:p>
      <text:p text:style-name="P579"><text:span text:style-name="T580"> <text:s/></text:span><text:span text:style-name="T581">&lt;/div&gt;</text:span></text:p>
      <text:p text:style-name="P582"><text:span text:style-name="T583">&lt;/template&gt;</text:span></text:p>
      <text:p text:style-name="P584"/>
      <text:p text:style-name="P585"><text:span text:style-name="T586">&lt;script&gt;</text:span></text:p>
      <text:p text:style-name="P587"><text:span text:style-name="T588">export</text:span><text:span text:style-name="T589"><text:s/></text:span><text:span text:style-name="T590">default</text:span><text:span text:style-name="T591"><text:s/>{</text:span></text:p>
      <text:p text:style-name="P592"><text:span text:style-name="T593"> <text:s/></text:span><text:span text:style-name="T594">data</text:span><text:span text:style-name="T595">() {</text:span></text:p>
      <text:p text:style-name="P596"><text:span text:style-name="T597">   <text:s/></text:span><text:span text:style-name="T598">return</text:span><text:span text:style-name="T599"><text:s/>{</text:span></text:p>
      <text:p text:style-name="P600"><text:span text:style-name="T601">     <text:s/></text:span><text:span text:style-name="T602">input:</text:span><text:span text:style-name="T603"><text:s/>[</text:span><text:span text:style-name="T604">"inaktiv"</text:span><text:span text:style-name="T605">,<text:s/></text:span><text:span text:style-name="T606">"26.07.2024 15:00 Uhr"</text:span><text:span text:style-name="T607">,<text:s/></text:span><text:span text:style-name="T608">"Terminserie (jeden Do (wöchentlich) 15:00)"</text:span><text:span text:style-name="T609">]</text:span></text:p>
      <text:p text:style-name="P610">    };</text:p>
      <text:p text:style-name="P611">  },</text:p>
      <text:p text:style-name="P612"><text:span text:style-name="T613"> <text:s/></text:span><text:span text:style-name="T614">methods:</text:span><text:span text:style-name="T615"><text:s/>{}</text:span></text:p>
      <text:p text:style-name="P616">};</text:p>
      <text:p text:style-name="P617"><text:span text:style-name="T618">&lt;/script&gt;</text:span></text:p>
      <text:p text:style-name="P619"/>
      <text:p text:style-name="P620"><text:span text:style-name="T621">&lt;style</text:span><text:span text:style-name="T622"><text:s/></text:span><text:span text:style-name="T623">scoped</text:span><text:span text:style-name="T624">&gt;</text:span></text:p>
      <text:p text:style-name="P625"><text:span text:style-name="T626">.inline-container</text:span><text:span text:style-name="T627"><text:s/>{</text:span></text:p>
      <text:p text:style-name="P628"><text:span text:style-name="T629"> <text:s/></text:span><text:span text:style-name="T630">display</text:span><text:span text:style-name="T631">:<text:s/></text:span><text:span text:style-name="T632">flex</text:span><text:span text:style-name="T633">;</text:span></text:p>
      <text:p text:style-name="P634"><text:span text:style-name="T635"> <text:s/></text:span><text:span text:style-name="T636">align-items</text:span><text:span text:style-name="T637">:<text:s/></text:span><text:span text:style-name="T638">center</text:span><text:span text:style-name="T639">;</text:span></text:p>
      <text:p text:style-name="P640"><text:span text:style-name="T641"> <text:s/></text:span><text:span text:style-name="T642">gap</text:span><text:span text:style-name="T643">:<text:s/></text:span><text:span text:style-name="T644">10px</text:span><text:span text:style-name="T645">;</text:span></text:p>
      <text:p text:style-name="P646"><text:span text:style-name="T647"> <text:s/></text:span><text:span text:style-name="T648">padding-top</text:span><text:span text:style-name="T649">:<text:s/></text:span><text:span text:style-name="T650">5px</text:span><text:span text:style-name="T651">;</text:span></text:p>
      <text:p text:style-name="P652">}</text:p>
      <text:p text:style-name="P653"><text:span text:style-name="T654">&lt;/style&gt;</text:span></text:p>
      <text:p text:style-name="P65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8:00Z</meta:creation-date>
    <dc:date>2024-09-23T12:08:00Z</dc:date>
    <meta:template xlink:href="Normal.dotm" xlink:type="simple"/>
    <meta:editing-cycles>1</meta:editing-cycles>
    <meta:editing-duration>PT0S</meta:editing-duration>
    <meta:document-statistic meta:page-count="1" meta:paragraph-count="9" meta:word-count="646" meta:character-count="4708" meta:row-count="33" meta:non-whitespace-character-count="4071"/>
  </office:meta>
</office:document-meta>
</file>